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Arial, sans-serif"/>
    <style:font-face style:name="Verdana1" svg:font-family="Verdana, 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fo:font-weight="bold" officeooo:rsid="000e16f6" officeooo:paragraph-rsid="000e16f6" style:font-size-asian="14pt" style:font-weight-asian="bold" style:font-size-complex="14pt" style:font-weight-complex="bold"/>
    </style:style>
    <style:style style:name="P2" style:family="paragraph" style:parent-style-name="Standard">
      <style:paragraph-properties fo:text-align="justify" style:justify-single-word="false"/>
      <style:text-properties style:font-name="Arial" fo:font-size="11pt" officeooo:rsid="000e16f6" officeooo:paragraph-rsid="000e16f6" style:font-size-asian="11pt" style:font-size-complex="11pt"/>
    </style:style>
    <style:style style:name="P3" style:family="paragraph" style:parent-style-name="Standard">
      <style:paragraph-properties fo:line-height="120%" fo:text-align="center" style:justify-single-word="false"/>
      <style:text-properties style:font-name="Arial" fo:font-size="11pt" officeooo:rsid="000e16f6" officeooo:paragraph-rsid="0010ce06" style:font-size-asian="11pt" style:font-size-complex="11pt"/>
    </style:style>
    <style:style style:name="P4" style:family="paragraph" style:parent-style-name="Standard">
      <style:paragraph-properties fo:text-align="justify" style:justify-single-word="false"/>
      <style:text-properties style:font-name="Arial" fo:font-size="11pt" fo:font-weight="bold" officeooo:rsid="000e16f6" officeooo:paragraph-rsid="000e16f6" style:font-size-asian="11pt" style:font-weight-asian="bold" style:font-size-complex="11pt" style:font-weight-complex="bold"/>
    </style:style>
    <style:style style:name="P5" style:family="paragraph" style:parent-style-name="Standard">
      <style:paragraph-properties fo:line-height="120%" fo:text-align="center" style:justify-single-word="false"/>
      <style:text-properties style:font-name="Arial" fo:font-size="12pt" officeooo:rsid="000e16f6" officeooo:paragraph-rsid="0010ce06" style:font-size-asian="12pt" style:font-size-complex="12pt"/>
    </style:style>
    <style:style style:name="P6" style:family="paragraph" style:parent-style-name="Standard">
      <style:paragraph-properties fo:line-height="120%" fo:text-align="center" style:justify-single-word="false"/>
      <style:text-properties officeooo:paragraph-rsid="000e4173"/>
    </style:style>
    <style:style style:name="P7" style:family="paragraph" style:parent-style-name="Standard">
      <style:paragraph-properties fo:margin-top="0.0402in" fo:margin-bottom="0.0402in" style:contextual-spacing="false" fo:line-height="120%" fo:text-align="justify" style:justify-single-word="false"/>
      <style:text-properties style:font-name="Arial" fo:font-size="11pt" officeooo:rsid="000e16f6" officeooo:paragraph-rsid="00134d3a" style:font-size-asian="11pt" style:font-size-complex="11pt"/>
    </style:style>
    <style:style style:name="T1" style:family="text">
      <style:text-properties fo:font-variant="normal" fo:text-transform="none" fo:color="#000000" style:font-name="Verdana1" fo:font-size="14pt" fo:letter-spacing="normal" fo:font-style="normal" fo:font-weight="normal"/>
    </style:style>
    <style:style style:name="T2" style:family="text">
      <style:text-properties fo:font-variant="normal" fo:text-transform="none" fo:color="#000000" style:font-name="Verdana1" fo:font-size="14pt" fo:letter-spacing="normal" fo:font-style="normal" fo:font-weight="normal" officeooo:rsid="000e4173"/>
    </style:style>
    <style:style style:name="T3" style:family="text">
      <style:text-properties fo:font-variant="normal" fo:text-transform="none" fo:color="#000000" fo:font-size="14pt" fo:letter-spacing="normal" fo:font-style="normal" fo:font-weight="normal"/>
    </style:style>
    <style:style style:name="T4" style:family="text">
      <style:text-properties fo:font-variant="normal" fo:text-transform="none" fo:color="#000000" fo:font-size="14pt" fo:letter-spacing="normal" fo:font-style="normal" fo:font-weight="normal" officeooo:rsid="000e4173"/>
    </style:style>
    <style:style style:name="T5" style:family="text">
      <style:text-properties fo:font-variant="normal" fo:text-transform="none" fo:color="#000000" style:font-name="Arial" fo:font-size="14pt" fo:letter-spacing="normal" fo:font-style="normal" fo:font-weight="normal" officeooo:rsid="000e4173"/>
    </style:style>
    <style:style style:name="T6" style:family="text">
      <style:text-properties fo:font-variant="normal" fo:text-transform="none" fo:color="#000000" style:font-name="Arial" fo:letter-spacing="normal" fo:font-style="normal" fo:font-weight="normal" officeooo:rsid="000e4173"/>
    </style:style>
    <style:style style:name="T7" style:family="text">
      <style:text-properties fo:font-variant="normal" fo:text-transform="none" fo:color="#000000" style:font-name="Arial" fo:font-size="11pt" fo:letter-spacing="normal" fo:font-style="normal" fo:font-weight="normal" officeooo:rsid="000e4173" style:font-size-asian="11pt" style:font-size-complex="11pt"/>
    </style:style>
    <style:style style:name="T8" style:family="text">
      <style:text-properties fo:font-variant="normal" fo:text-transform="none" fo:color="#000000" style:font-name="Arial" fo:font-size="11pt" fo:letter-spacing="normal" fo:font-style="normal" fo:font-weight="normal" officeooo:rsid="0010ce06" style:font-size-asian="11pt" style:font-size-complex="11pt"/>
    </style:style>
    <style:style style:name="T9" style:family="text">
      <style:text-properties fo:font-variant="normal" fo:text-transform="none" fo:color="#000000" fo:letter-spacing="normal" fo:font-style="normal" fo:font-weight="normal"/>
    </style:style>
    <style:style style:name="T10" style:family="text">
      <style:text-properties fo:font-variant="normal" fo:text-transform="none" fo:color="#000000" fo:letter-spacing="normal" fo:font-style="normal" fo:font-weight="normal" officeooo:rsid="000e4173"/>
    </style:style>
    <style:style style:name="T11" style:family="text">
      <style:text-properties fo:font-variant="normal" fo:text-transform="none" fo:color="#006699" style:text-line-through-style="none" style:font-name="Verdana1" fo:font-size="14pt" fo:letter-spacing="normal" fo:font-style="normal" style:text-underline-style="none" fo:font-weight="normal" officeooo:rsid="000e4173" style:text-blinking="false"/>
    </style:style>
    <style:style style:name="T12" style:family="text">
      <style:text-properties fo:font-variant="normal" fo:text-transform="none" fo:color="#006699" style:text-line-through-style="none" fo:font-size="14pt" fo:letter-spacing="normal" fo:font-style="normal" style:text-underline-style="none" fo:font-weight="normal" officeooo:rsid="000e4173" style:text-blinking="false"/>
    </style:style>
    <style:style style:name="T13" style:family="text">
      <style:text-properties fo:font-variant="normal" fo:text-transform="none" fo:color="#006699" style:text-line-through-style="none" style:font-name="Arial" fo:font-size="14pt" fo:letter-spacing="normal" fo:font-style="normal" style:text-underline-style="none" fo:font-weight="normal" officeooo:rsid="000e4173" style:text-blinking="false"/>
    </style:style>
    <style:style style:name="T14" style:family="text">
      <style:text-properties fo:font-variant="normal" fo:text-transform="none" fo:color="#006699" style:text-line-through-style="none" style:font-name="Arial" fo:letter-spacing="normal" fo:font-style="normal" style:text-underline-style="none" fo:font-weight="normal" officeooo:rsid="000e4173" style:text-blinking="false"/>
    </style:style>
    <style:style style:name="T15" style:family="text">
      <style:text-properties fo:font-variant="normal" fo:text-transform="none" fo:color="#006699" style:text-line-through-style="none" style:font-name="Arial" fo:font-size="11pt" fo:letter-spacing="normal" fo:font-style="normal" style:text-underline-style="none" fo:font-weight="normal" officeooo:rsid="000e4173" style:text-blinking="false" style:font-size-asian="11pt" style:font-size-complex="11pt"/>
    </style:style>
    <style:style style:name="T16" style:family="text">
      <style:text-properties fo:font-size="13pt" style:font-size-asian="13pt" style:font-size-complex="13pt"/>
    </style:style>
    <style:style style:name="T17" style:family="text">
      <style:text-properties officeooo:rsid="000fed4d"/>
    </style:style>
    <style:style style:name="T18" style:family="text">
      <style:text-properties officeooo:rsid="0010ce06"/>
    </style:style>
    <style:style style:name="T19" style:family="text">
      <style:text-properties officeooo:rsid="00134d3a"/>
    </style:style>
    <style:style style:name="T20" style:family="text">
      <style:text-properties officeooo:rsid="001356e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formance and Energy Limits of an Processor-integrated FFT Accelerator</text:p>
      <text:p text:style-name="P2"></text:p>
      <text:p text:style-name="P5">Tung Thanh-Hoang, Amirali Shambayati, Calvin Deutschbein, </text:p>
      <text:p text:style-name="P5">Henry Hoffmann, <text:span text:style-name="T18">and</text:span> Andrew A. Chien</text:p>
      <text:p text:style-name="P3"><text:span text:style-name="T10">Department of Computer Science</text:span></text:p>
      <text:p text:style-name="P3"><text:span text:style-name="T10">University of Chicago, Chicago, Illinois</text:span></text:p>
      <text:p text:style-name="P6"><text:span text:style-name="T7">{hoangt, </text:span><text:span text:style-name="T8">amirali</text:span><text:span text:style-name="T15">, </text:span><text:span text:style-name="T7">hankhoffmann, achien}@cs.uchicago.edu</text:span></text:p>
      <text:p text:style-name="P2"/>
      <text:p text:style-name="P4">Abstract: </text:p>
      <text:p text:style-name="P7">Accelerators have long been used to improve the performance and energy efficiency of embedded signal processing systems relying on Fast Fourier Transforms (FFTs). We explore the benefits of processor-integrated FFT accelerators, characterizing their performance and energy efficiency for current and future memory architectures as well as process and transistor technology. First, we <text:span text:style-name="T19">consider</text:span> designs that deeply integrate an FFT accelerator into a simple 5-stage RISC pipeline and<text:span text:style-name="T19"> evaluate </text:span>the performance and energy efficiency for 32 nm process. Our results indicate that a 64-point processor-integrated FFT accelerator alone can increase performance for a 4K-<text:span text:style-name="T19">point</text:span> FFT by 13-fold. However, when evaluated in a full system, the performance improvement is limited to 8-fold by the DDR3 memory hierarchy. In term of energy efficiency, our 64-point FFT accelerator alone increases 12-fold but that improvement is limited to 7-fold once DDR3 memory hierarchy is included. Second, to explore memory constraint, because memory performance is a critical constraint, we evaluate system configuration with 3D-stacked (future) DRAM systems. Our results indicate that memory performance and energy efficiency bottlenecks can be alleviated and delivering improvement of 1<text:span text:style-name="T20">1</text:span>-fold and 1<text:span text:style-name="T20">0</text:span>-fold for performance and energy respectively. Finally, we explore potential benefits in an extreme future Si technology, reporting the performance and energy benefits that may be expected in 2020 and beyond. <text:s/>This study employs a DARPA-funded 7nm process and transistor model.</text:p>
      <text:p text:style-name="P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Verdana" svg:font-family="Verdana, Arial, sans-serif"/>
    <style:font-face style:name="Verdana1" svg:font-family="Verdana, 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098in" fo:margin-right="0.709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ungHoang </meta:initial-creator>
    <meta:creation-date>2014-04-11T15:04:48.364007566</meta:creation-date>
    <dc:date>2014-04-11T15:34:26.555019169</dc:date>
    <dc:creator>TungHoang </dc:creator>
    <meta:editing-duration>PT22M40S</meta:editing-duration>
    <meta:editing-cycles>10</meta:editing-cycles>
    <meta:generator>LibreOffice/4.1.3.2$Linux_X86_64 LibreOffice_project/410m0$Build-2</meta:generator>
    <meta:document-statistic meta:table-count="0" meta:image-count="0" meta:object-count="0" meta:page-count="1" meta:paragraph-count="10" meta:word-count="256" meta:character-count="1864" meta:non-whitespace-character-count="1600"/>
  </office:meta>
</office:document-meta>
</file>